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automatic-styles>
    <style:style style:name="P1" style:family="paragraph" style:parent-style-name="Standard">
      <style:text-properties style:font-name="Montserrat" style:font-name-asian="Montserrat1" style:font-name-complex="Montserrat1"/>
    </style:style>
    <style:style style:name="P2" style:family="paragraph" style:parent-style-name="Standard"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text-properties style:font-name="Montserrat" fo:font-size="11.5pt" style:font-name-asian="Montserrat1" style:font-size-asian="11.5pt" style:font-name-complex="Montserrat1" style:font-size-complex="11.5pt"/>
    </style:style>
    <style:style style:name="P4" style:family="paragraph" style:parent-style-name="Standard">
      <style:text-properties style:font-name="Montserrat" fo:font-style="italic" style:font-name-asian="Montserrat1" style:font-style-asian="italic" style:font-name-complex="Montserrat1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style:font-name="Montserrat" fo:font-weight="bold" style:font-name-asian="Montserrat1" style:font-weight-asian="bold" style:font-name-complex="Montserrat1"/>
    </style:style>
    <style:style style:name="T2" style:family="text">
      <style:text-properties style:font-name="Montserrat" style:font-name-asian="Montserrat1" style:font-name-complex="Montserrat1"/>
    </style:style>
    <style:style style:name="T3" style:family="text">
      <style:text-properties style:font-name="Montserrat" fo:font-size="11.5pt" style:font-name-asian="Montserrat1" style:font-size-asian="11.5pt" style:font-name-complex="Montserrat1" style:font-size-complex="11.5pt"/>
    </style:style>
    <style:style style:name="T4" style:family="text">
      <style:text-properties style:font-name="Montserrat" fo:font-size="11.5pt" fo:font-weight="bold" style:font-name-asian="Montserrat1" style:font-size-asian="11.5pt" style:font-weight-asian="bold" style:font-name-complex="Montserrat1" style:font-size-complex="11.5pt"/>
    </style:style>
    <style:style style:name="T5" style:family="text">
      <style:text-properties style:font-name="Montserrat" fo:font-style="italic" style:font-name-asian="Montserrat1" style:font-style-asian="italic" style:font-name-complex="Montserrat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our afficher le nombre de ligne d’un dataset </text:span></text:p>
      <text:p text:style-name="Standard"><text:span text:style-name="T2">print("Nombre de lignes dans le dataset:",</text:span></text:p>
      <text:p text:style-name="Standard"><text:span text:style-name="T2"><text:s text:c="2"/><text:tab/>len(nom_du_dataset))</text:span></text:p>
      <text:p text:style-name="P1"/>
      <text:p text:style-name="Standard"><text:span text:style-name="T1">Pour afficher le nombre de ligne et colonnes d’un dataset</text:span></text:p>
      <text:p text:style-name="Standard"><text:span text:style-name="T2">nom_du_dataset.shape</text:span></text:p>
      <text:p text:style-name="P2"/>
      <text:p text:style-name="Standard"><text:span text:style-name="T1">Calculer la corrélation</text:span></text:p>
      <text:p text:style-name="Standard"><text:span text:style-name="T3">np.corrcoef(wine_samples['pH'], wine_samples['fixed acidity'])</text:span></text:p>
      <text:p text:style-name="P3"/>
      <text:p text:style-name="Standard"><text:span text:style-name="T4">Pour afficher que 2 colonnes d’un dataset</text:span></text:p>
      <text:p text:style-name="Standard"><text:span text:style-name="T3">wine_colonnes=['fixed acidity', 'pH']</text:span></text:p>
      <text:p text:style-name="Standard"><text:span text:style-name="T3">wine_samples[wine_colonnes]</text:span></text:p>
      <text:p text:style-name="P1"/>
      <text:p text:style-name="Standard"><text:span text:style-name="T1">Vérifier si il y a des valeurs nulles dans le dataset</text:span></text:p>
      <text:p text:style-name="Standard"><text:span text:style-name="T2">df.isnull().values.any()</text:span></text:p>
      <text:p text:style-name="P1"/>
      <text:p text:style-name="Standard"><text:span text:style-name="T1">Eliminer les valeurs manquantes</text:span></text:p>
      <text:p text:style-name="Standard"><text:span text:style-name="T2">data_pouet = mon_dataset.dropna(axis=1)</text:span></text:p>
      <text:p text:style-name="P1"/>
      <text:p text:style-name="Standard"><text:span text:style-name="T1">Pour afficher les valeurs manquantes d’une colonne</text:span></text:p>
      <text:p text:style-name="Standard"><text:span text:style-name="T2">ma_colonne = (data.is.null().sum))</text:span></text:p>
      <text:p text:style-name="P1"/>
      <text:p text:style-name="Standard"><text:span text:style-name="T1">Pour remplacer les valeurs NaN par 0</text:span></text:p>
      <text:p text:style-name="Standard"><text:span text:style-name="T2">print mon_dataset.fillna(0)</text:span></text:p>
      <text:p text:style-name="P2"><text:soft-page-break/></text:p>
      <text:p text:style-name="Standard"><text:span text:style-name="T1">Pour effacer la colonne d’un dataset</text:span></text:p>
      <text:p text:style-name="Standard"><text:span text:style-name="T2">mon_dataset.drop(columns = ‘Refs’,inplace=True) </text:span></text:p>
      <text:p text:style-name="P1"/>
      <text:p text:style-name="Standard"><text:span text:style-name="T5">inplace=True (modifier le dataset sans modifier l’original)</text:span></text:p>
      <text:p text:style-name="P4"/>
      <text:p text:style-name="Standard"><text:span text:style-name="T1">Pour renommer une ou des colonnes</text:span></text:p>
      <text:p text:style-name="Standard"><text:span text:style-name="T2">mon_dataset.rename({‘F.Y.’: ‘FiscalYear’, ‘Market cap. ($B)’: ‘MarketCap($B)’}, axis=1,inplace=True)</text:span></text:p>
      <text:p text:style-name="P1"/>
      <text:p text:style-name="Standard"><text:span text:style-name="T1">Pour supprimer les décimales</text:span></text:p>
      <text:p text:style-name="Standard"><text:span text:style-name="T2">dataset[‘mon_dataset’] = dataset[‘mon_dataset’].apply(lambda x: None if pd.isnull(x) else ‘{0:.0f}’.format(pd.to_numeric(x)))</text:span></text:p>
      <text:p text:style-name="P1"/>
      <text:p text:style-name="Standard"><text:span text:style-name="T1">Pour changer l’index</text:span></text:p>
      <text:p text:style-name="Standard"><text:span text:style-name="T2">mon_dataset = def.set_index(‘Nom de ma colonne’)</text:span></text:p>
      <text:p text:style-name="Standard"><text:span text:style-name="T2">mon_dataset.head()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Montserrat" svg:font-family="Montserra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Montserrat1" svg:font-family="Montserra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8" meta:word-count="133" meta:character-count="1187" meta:non-whitespace-character-count="1077"/>
    <meta:generator>LibreOfficeDev/6.0.5.2$Linux_X86_64 LibreOffice_project/</meta:generator>
  </office:meta>
</office:document-meta>
</file>